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size="28pt" style:font-size-asian="28pt" style:font-size-complex="28pt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Thomas Samul</text:p>
      <text:p text:style-name="Normal">DUT INFORMATIQUE</text:p>
      <text:p text:style-name="Normal"/>
      <text:p text:style-name="Normal"/>
      <text:p text:style-name="Normal"/>
      <text:p text:style-name="Normal"/>
      <text:p text:style-name="P2">RAPPORT DE STAGE</text:p>
      <text:p text:style-name="P3"><draw:frame draw:z-index="251658240" draw:style-name="a0" draw:name="Image 1" text:anchor-type="paragraph" svg:x="0in" svg:y="0.00625in" svg:width="2.5625in" svg:height="2.5625in" style:rel-width="scale" style:rel-height="scale"><draw:image xlink:href="media/image1.png" xlink:type="simple" xlink:show="embed" xlink:actuate="onLoad"/><svg:title/><svg:desc>RÃ©sultat de recherche d'images pour "communautÃ© de commune des lisiÃ¨res de l'oise"</svg:desc></draw:frame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agiaire4</meta:initial-creator>
    <dc:creator>Stagiaire4</dc:creator>
    <meta:creation-date>2018-04-04T07:21:00Z</meta:creation-date>
    <dc:date>2018-04-04T08:03:00Z</dc:date>
    <meta:template xlink:href="Normal" xlink:type="simple"/>
    <meta:editing-cycles>2</meta:editing-cycles>
    <meta:editing-duration>PT1080S</meta:editing-duration>
    <meta:document-statistic meta:page-count="2" meta:paragraph-count="1" meta:word-count="10" meta:character-count="68" meta:row-count="1" meta:non-whitespace-character-count="59"/>
  </office:meta>
</office:document-meta>
</file>